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2d1ff" officeooo:paragraph-rsid="0012d1ff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officeooo:rsid="0012d1ff" officeooo:paragraph-rsid="0012d1ff"/>
    </style:style>
    <style:style style:name="P4" style:family="paragraph" style:parent-style-name="Preformatted_20_Text">
      <style:text-properties style:font-name="Liberation Mono" fo:font-size="10pt" officeooo:rsid="0012d1ff" officeooo:paragraph-rsid="0012d1ff" style:font-name-asian="Nimbus Mono L" style:font-size-asian="10pt" style:font-name-complex="Liberation Mono" style:font-size-complex="10pt"/>
    </style:style>
    <style:style style:name="P5" style:family="paragraph" style:parent-style-name="Standard">
      <style:text-properties officeooo:rsid="0012d1ff" officeooo:paragraph-rsid="0012d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<text:s/>54. ( <text:s/>2) 3T # vary</text:p>
            <text:p text:style-name="P3"><text:s text:c="2"/>128. ( <text:s/>1) 3T # whatever</text:p>
            <text:p text:style-name="P3"><text:s text:c="2"/>162. ( <text:s/>1) xT # facilities</text:p>
            <text:p text:style-name="P4"/>
          </table:table-cell>
          <table:table-cell table:style-name="Table1.B1" office:value-type="string">
            <text:p text:style-name="P2">54. (2) 3T # варьируется</text:p>
            <text:p text:style-name="P2">   128. (1) 3T # все</text:p>
            <text:p text:style-name="P2">   162. (1) Услуги xT #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3">=== Word number is 366</text:p>
      <text:p text:style-name="P3"/>
      <text:p text:style-name="P3">=== Unique word number is 163</text:p>
      <text:p text:style-name="P3"><text:s text:c="2"/></text:p>
      <text:p text:style-name="P3">=== Unknown word number is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18:35:51.265325768</dc:date>
    <meta:editing-duration>PT39S</meta:editing-duration>
    <meta:editing-cycles>1</meta:editing-cycles>
    <meta:document-statistic meta:table-count="1" meta:image-count="0" meta:object-count="0" meta:page-count="1" meta:paragraph-count="10" meta:word-count="50" meta:character-count="222" meta:non-whitespace-character-count="165"/>
    <meta:generator>LibreOffice/5.1.6.2$Linux_X86_64 LibreOffice_project/10m0$Build-2</meta:generator>
  </office:meta>
</office:document-meta>
</file>